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702972756" text:anchor-type="as-char" svg:x="0in" svg:y="0in" svg:width="7.67707in" svg:height="6.3655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lavecino Alan</meta:initial-creator>
    <dc:creator>Palavecino Alan</dc:creator>
    <meta:creation-date>2023-06-21T19:16:00Z</meta:creation-date>
    <dc:date>2023-06-21T19:16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